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deebf7" draw:textarea-horizontal-align="justify" draw:textarea-vertical-align="middle" draw:auto-grow-height="false" fo:min-height="5.592cm" fo:min-width="7.7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3" style:family="graphic" style:parent-style-name="standard">
      <style:graphic-properties svg:stroke-opacity="0%" draw:fill-color="#c6dbef" draw:textarea-horizontal-align="justify" draw:textarea-vertical-align="middle" draw:auto-grow-height="false" fo:min-height="2.544cm" fo:min-width="2.04cm"/>
    </style:style>
    <style:style style:name="gr4" style:family="graphic" style:parent-style-name="standard">
      <style:graphic-properties svg:stroke-opacity="0%" draw:fill-color="#c6dbef" draw:textarea-horizontal-align="justify" draw:textarea-vertical-align="middle" draw:auto-grow-height="false" fo:min-height="0.512cm" fo:min-width="4.072cm"/>
    </style:style>
    <style:style style:name="gr5" style:family="graphic" style:parent-style-name="standard">
      <style:graphic-properties svg:stroke-opacity="0%" draw:fill-color="#c6dbef" draw:textarea-horizontal-align="justify" draw:textarea-vertical-align="middle" draw:auto-grow-height="false" fo:min-height="0.639cm" fo:min-width="2.421cm"/>
    </style:style>
    <style:style style:name="gr6" style:family="graphic" style:parent-style-name="standard">
      <style:graphic-properties svg:stroke-opacity="0%" draw:fill-color="#deebf7" draw:textarea-horizontal-align="justify" draw:textarea-vertical-align="middle" draw:auto-grow-height="false" fo:min-height="1.782cm" fo:min-width="2.4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38cm"/>
    </style:style>
    <style:style style:name="gr8" style:family="graphic" style:parent-style-name="standard">
      <style:graphic-properties svg:stroke-opacity="0%" draw:fill-color="#deebf7" draw:textarea-horizontal-align="justify" draw:textarea-vertical-align="middle" draw:auto-grow-height="false" fo:min-height="0.639cm" fo:min-width="2.4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</style:style>
    <style:style style:name="gr10" style:family="graphic" style:parent-style-name="objectwithoutfill">
      <style:graphic-properties svg:stroke-width="0.028cm" svg:stroke-color="#08519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opacity="0%" draw:fill-color="#c6dbef" draw:textarea-horizontal-align="justify" draw:textarea-vertical-align="middle" draw:auto-grow-height="false" fo:min-height="0.639cm" fo:min-width="1.151cm"/>
    </style:style>
    <style:style style:name="gr12" style:family="graphic" style:parent-style-name="standard">
      <style:graphic-properties svg:stroke-opacity="0%" draw:fill-color="#c6dbef" draw:textarea-vertical-align="middle"/>
    </style:style>
    <style:style style:name="P1" style:family="paragraph">
      <loext:graphic-properties draw:fill-color="#deebf7"/>
      <style:paragraph-properties fo:text-align="center"/>
      <style:text-properties fo:color="#08306b"/>
    </style:style>
    <style:style style:name="P2" style:family="paragraph">
      <style:text-properties fo:color="#08306b"/>
    </style:style>
    <style:style style:name="P3" style:family="paragraph">
      <loext:graphic-properties draw:fill="none" draw:fill-color="#ffffff"/>
      <style:text-properties fo:color="#08306b"/>
    </style:style>
    <style:style style:name="P4" style:family="paragraph">
      <style:paragraph-properties fo:text-align="center"/>
      <style:text-properties fo:color="#08306b"/>
    </style:style>
    <style:style style:name="P5" style:family="paragraph">
      <loext:graphic-properties draw:fill-color="#c6dbef"/>
      <style:paragraph-properties fo:text-align="center"/>
      <style:text-properties fo:color="#08306b" fo:font-size="14pt" style:font-size-asian="14pt" style:font-size-complex="14pt"/>
    </style:style>
    <style:style style:name="P6" style:family="paragraph">
      <loext:graphic-properties draw:fill="none" draw:fill-color="#ffffff"/>
      <style:text-properties fo:color="#08306b" fo:font-size="16pt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fo:color="#08306b"/>
    </style:style>
    <style:style style:name="P8" style:family="paragraph">
      <loext:graphic-properties draw:fill-color="#c6dbef"/>
      <style:paragraph-properties fo:text-align="center"/>
      <style:text-properties fo:color="#08306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5.842cm" svg:x="1.143cm" svg:y="1.778cm">
          <text:p text:style-name="P4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18cm" svg:height="0.962cm" svg:x="0.889cm" svg:y="0.889cm">
          <draw:text-box>
            <text:p text:style-name="P2">CPU</text:p>
          </draw:text-box>
        </draw:frame>
        <draw:custom-shape draw:style-name="gr3" draw:text-style-name="P5" draw:layer="layout" svg:width="2.54cm" svg:height="2.794cm" svg:x="6.477cm" svg:y="3.302cm">
          <text:p text:style-name="P4"><text:span text:style-name="T1">GP</text:span></text:p>
          <text:p text:style-name="P4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0.762cm" svg:x="1.524cm" svg:y="4.191cm">
          <text:p text:style-name="P4"><text:span text:style-name="T1">Instruction regi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0.762cm" svg:x="1.524cm" svg:y="2.159cm">
          <text:p text:style-name="P4"><text:span text:style-name="T1">Program coun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0.762cm" svg:x="1.524cm" svg:y="3.175cm">
          <text:p text:style-name="P4"><text:span text:style-name="T1">Stack poin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921cm" svg:height="0.889cm" svg:x="6.477cm" svg:y="6.35cm">
          <text:p text:style-name="P4"><text:span text:style-name="T1">HBA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21cm" svg:height="2.032cm" svg:x="11.049cm" svg:y="1.65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538cm" svg:height="0.962cm" svg:x="10.797cm" svg:y="0.889cm">
          <draw:text-box>
            <text:p text:style-name="P2"><text:span text:style-name="T2">Memory</text:span></text:p>
          </draw:text-box>
        </draw:frame>
        <draw:custom-shape draw:style-name="gr8" draw:text-style-name="P1" draw:layer="layout" svg:width="2.921cm" svg:height="0.889cm" svg:x="11.049cm" svg:y="6.858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326cm" svg:height="0.962cm" svg:x="10.797cm" svg:y="5.969cm">
          <draw:text-box>
            <text:p text:style-name="P2"><text:span text:style-name="T2">Network</text:span></text:p>
          </draw:text-box>
        </draw:frame>
        <draw:line draw:style-name="gr10" draw:text-style-name="P7" draw:layer="layout" svg:x1="9.398cm" svg:y1="6.731cm" svg:x2="10.16cm" svg:y2="6.731cm">
          <text:p/>
        </draw:line>
        <draw:line draw:style-name="gr10" draw:text-style-name="P7" draw:layer="layout" svg:x1="11.049cm" svg:y1="7.366cm" svg:x2="10.16cm" svg:y2="7.366cm">
          <text:p/>
        </draw:line>
        <draw:line draw:style-name="gr10" draw:text-style-name="P7" draw:layer="layout" svg:x1="11.049cm" svg:y1="2.54cm" svg:x2="9.398cm" svg:y2="2.54cm">
          <text:p/>
        </draw:line>
        <draw:custom-shape draw:style-name="gr11" draw:text-style-name="P5" draw:layer="layout" svg:width="1.651cm" svg:height="0.889cm" svg:x="11.049cm" svg:y="2.159cm">
          <text:p text:style-name="P4"><text:span text:style-name="T1">MCU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921cm" svg:height="0.889cm" svg:x="11.049cm" svg:y="4.826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326cm" svg:height="0.962cm" svg:x="10.771cm" svg:y="3.937cm">
          <draw:text-box>
            <text:p text:style-name="P2"><text:span text:style-name="T2">Disk drive</text:span></text:p>
          </draw:text-box>
        </draw:frame>
        <draw:line draw:style-name="gr10" draw:text-style-name="P7" draw:layer="layout" svg:x1="11.049cm" svg:y1="5.334cm" svg:x2="10.16cm" svg:y2="5.334cm">
          <text:p/>
        </draw:line>
        <draw:custom-shape draw:style-name="gr11" draw:text-style-name="P5" draw:layer="layout" svg:width="1.651cm" svg:height="0.889cm" svg:x="11.049cm" svg:y="4.826cm">
          <text:p text:style-name="P4"><text:span text:style-name="T1">DC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651cm" svg:height="0.889cm" svg:x="11.049cm" svg:y="6.858cm">
          <text:p text:style-name="P4"><text:span text:style-name="T1">NIC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921cm" svg:height="0.889cm" svg:x="6.477cm" svg:y="2.159cm">
          <text:p text:style-name="P4"><text:span text:style-name="T1">MMU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0.16cm" svg:y1="5.334cm" svg:x2="10.16cm" svg:y2="7.366cm">
          <text:p/>
        </draw:line>
        <draw:custom-shape draw:style-name="gr4" draw:text-style-name="P5" draw:layer="layout" svg:width="4.572cm" svg:height="0.762cm" svg:x="1.524cm" svg:y="6.477cm">
          <text:p text:style-name="P4"><text:span text:style-name="T1">Status register</text:span></text:p>
          <draw:enhanced-geometry svg:viewBox="0 0 21600 21600" draw:type="rectangle" draw:enhanced-path="M 0 0 L 21600 0 21600 21600 0 21600 0 0 Z N"/>
        </draw:custom-shape>
        <draw:polygon draw:style-name="gr12" draw:text-style-name="P8" draw:layer="layout" svg:width="4.571cm" svg:height="1.015cm" svg:x="1.524cm" svg:y="5.207cm" svg:viewBox="0 0 4572 1016" draw:points="1143,1016 3429,1016 4572,0 2540,0 2286,127 2032,0 0,0">
          <text:p text:style-name="P4">ALU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4:21:31.258210410</meta:creation-date>
    <dc:date>2018-02-20T14:27:22.853381714</dc:date>
    <meta:editing-duration>P6DT17H49M48S</meta:editing-duration>
    <meta:editing-cycles>12</meta:editing-cycles>
    <meta:generator>LibreOffice/5.0.3.2$Linux_X86_64 LibreOffice_project/00m0$Build-2</meta:generator>
    <meta:print-date>2018-02-20T12:35:37.358870497</meta:print-date>
    <meta:document-statistic meta:object-count="24"/>
  </office:meta>
</office:document-meta>
</file>